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sp-metrics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variation_name</text:p>
          </table:table-cell>
          <table:table-cell office:value-type="string" calcext:value-type="string">
            <text:p>position_offset_x</text:p>
          </table:table-cell>
          <table:table-cell office:value-type="string" calcext:value-type="string">
            <text:p>position_offset_y</text:p>
          </table:table-cell>
          <table:table-cell office:value-type="string" calcext:value-type="string">
            <text:p>position_offset_z</text:p>
          </table:table-cell>
          <table:table-cell office:value-type="string" calcext:value-type="string">
            <text:p>rotation_offset_deg_x</text:p>
          </table:table-cell>
          <table:table-cell office:value-type="string" calcext:value-type="string">
            <text:p>rotation_offset_deg_y</text:p>
          </table:table-cell>
          <table:table-cell office:value-type="string" calcext:value-type="string">
            <text:p>rotation_offset_deg_z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ist_COP_x</text:p>
          </table:table-cell>
          <table:table-cell office:value-type="string" calcext:value-type="string">
            <text:p>opt_COPx</text:p>
          </table:table-cell>
          <table:table-cell office:value-type="string" calcext:value-type="string">
            <text:p>CoP+ X</text:p>
          </table:table-cell>
          <table:table-cell office:value-type="string" calcext:value-type="string">
            <text:p>CoP+ Y</text:p>
          </table:table-cell>
          <table:table-cell office:value-type="string" calcext:value-type="string">
            <text:p>CoP+ Z</text:p>
          </table:table-cell>
          <table:table-cell office:value-type="string" calcext:value-type="string">
            <text:p>Taxel+ active</text:p>
          </table:table-cell>
          <table:table-cell office:value-type="string" calcext:value-type="string">
            <text:p>F_max+</text:p>
          </table:table-cell>
          <table:table-cell office:value-type="string" calcext:value-type="string">
            <text:p>F_min+</text:p>
          </table:table-cell>
          <table:table-cell office:value-type="string" calcext:value-type="string">
            <text:p>Dist+</text:p>
          </table:table-cell>
          <table:table-cell office:value-type="string" calcext:value-type="string">
            <text:p>F_mean10</text:p>
          </table:table-cell>
          <table:table-cell office:value-type="string" calcext:value-type="string">
            <text:p>Std_10</text:p>
          </table:table-cell>
          <table:table-cell office:value-type="string" calcext:value-type="string">
            <text:p>Mean_1-5</text:p>
          </table:table-cell>
          <table:table-cell office:value-type="string" calcext:value-type="string">
            <text:p>Mean_7-11</text:p>
          </table:table-cell>
          <table:table-cell office:value-type="string" calcext:value-type="string">
            <text:p>Diff_Means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25-09-15 11:03:16</text:p>
          </table:table-cell>
          <table:table-cell office:value-type="float" office:value="-0.0006106" calcext:value-type="float">
            <text:p>-0.0006106</text:p>
          </table:table-cell>
          <table:table-cell office:value-type="float" office:value="0.4050966" calcext:value-type="float">
            <text:p>0.4050966</text:p>
          </table:table-cell>
          <table:table-cell office:value-type="float" office:value="0.4044861" calcext:value-type="float">
            <text:p>0.4044861</text:p>
          </table:table-cell>
          <table:table-cell office:value-type="float" office:value="0.482507" calcext:value-type="float">
            <text:p>0.482507</text:p>
          </table:table-cell>
          <table:table-cell office:value-type="float" office:value="0.1373111" calcext:value-type="float">
            <text:p>0.1373111</text:p>
          </table:table-cell>
          <table:table-cell office:value-type="float" office:value="11" calcext:value-type="float">
            <text:p>11</text:p>
          </table:table-cell>
          <table:table-cell office:value-type="float" office:value="0.975906610488892" calcext:value-type="float">
            <text:p>0.975906610488892</text:p>
          </table:table-cell>
          <table:table-cell office:value-type="float" office:value="0.217414796352386" calcext:value-type="float">
            <text:p>0.217414796352386</text:p>
          </table:table-cell>
          <table:table-cell office:value-type="float" office:value="0.758491814136505" calcext:value-type="float">
            <text:p>0.758491814136505</text:p>
          </table:table-cell>
          <table:table-cell office:value-type="float" office:value="0.526117742061615" calcext:value-type="float">
            <text:p>0.526117742061615</text:p>
          </table:table-cell>
          <table:table-cell office:value-type="float" office:value="0.224748285184199" calcext:value-type="float">
            <text:p>0.224748285184199</text:p>
          </table:table-cell>
          <table:table-cell office:value-type="float" office:value="0.438932877779007" calcext:value-type="float">
            <text:p>0.438932877779007</text:p>
          </table:table-cell>
          <table:table-cell office:value-type="float" office:value="0.613302606344223" calcext:value-type="float">
            <text:p>0.613302606344223</text:p>
          </table:table-cell>
          <table:table-cell office:value-type="float" office:value="0.174369728565216" calcext:value-type="float">
            <text:p>0.174369728565216</text:p>
          </table:table-cell>
        </table:table-row>
        <table:table-row table:style-name="ro1">
          <table:table-cell office:value-type="string" calcext:value-type="string">
            <text:p>x_plus_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3:28</text:p>
          </table:table-cell>
          <table:table-cell office:value-type="float" office:value="-0.0013715" calcext:value-type="float">
            <text:p>-0.0013715</text:p>
          </table:table-cell>
          <table:table-cell office:value-type="float" office:value="0.4060957" calcext:value-type="float">
            <text:p>0.4060957</text:p>
          </table:table-cell>
          <table:table-cell office:value-type="float" office:value="0.4047242" calcext:value-type="float">
            <text:p>0.4047242</text:p>
          </table:table-cell>
          <table:table-cell office:value-type="float" office:value="0.4825073" calcext:value-type="float">
            <text:p>0.4825073</text:p>
          </table:table-cell>
          <table:table-cell office:value-type="float" office:value="0.1391141" calcext:value-type="float">
            <text:p>0.1391141</text:p>
          </table:table-cell>
          <table:table-cell office:value-type="float" office:value="11" calcext:value-type="float">
            <text:p>11</text:p>
          </table:table-cell>
          <table:table-cell office:value-type="float" office:value="1.61058664321899" calcext:value-type="float">
            <text:p>1.61058664321899</text:p>
          </table:table-cell>
          <table:table-cell office:value-type="float" office:value="0.172724798321724" calcext:value-type="float">
            <text:p>0.172724798321724</text:p>
          </table:table-cell>
          <table:table-cell office:value-type="float" office:value="1.43786184489727" calcext:value-type="float">
            <text:p>1.43786184489727</text:p>
          </table:table-cell>
          <table:table-cell office:value-type="float" office:value="0.57019275277853" calcext:value-type="float">
            <text:p>0.57019275277853</text:p>
          </table:table-cell>
          <table:table-cell office:value-type="float" office:value="0.41812290166761" calcext:value-type="float">
            <text:p>0.41812290166761</text:p>
          </table:table-cell>
          <table:table-cell office:value-type="float" office:value="0.34783088862896" calcext:value-type="float">
            <text:p>0.34783088862896</text:p>
          </table:table-cell>
          <table:table-cell office:value-type="float" office:value="0.792554616928101" calcext:value-type="float">
            <text:p>0.792554616928101</text:p>
          </table:table-cell>
          <table:table-cell office:value-type="float" office:value="0.444723728299141" calcext:value-type="float">
            <text:p>0.444723728299141</text:p>
          </table:table-cell>
        </table:table-row>
        <table:table-row table:style-name="ro1">
          <table:table-cell office:value-type="string" calcext:value-type="string">
            <text:p>x_plus_2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3:41</text:p>
          </table:table-cell>
          <table:table-cell office:value-type="float" office:value="-0.0018981" calcext:value-type="float">
            <text:p>-0.0018981</text:p>
          </table:table-cell>
          <table:table-cell office:value-type="float" office:value="0.4071029" calcext:value-type="float">
            <text:p>0.4071029</text:p>
          </table:table-cell>
          <table:table-cell office:value-type="float" office:value="0.4052047" calcext:value-type="float">
            <text:p>0.4052047</text:p>
          </table:table-cell>
          <table:table-cell office:value-type="float" office:value="0.4825082" calcext:value-type="float">
            <text:p>0.4825082</text:p>
          </table:table-cell>
          <table:table-cell office:value-type="float" office:value="0.1405684" calcext:value-type="float">
            <text:p>0.1405684</text:p>
          </table:table-cell>
          <table:table-cell office:value-type="float" office:value="11" calcext:value-type="float">
            <text:p>11</text:p>
          </table:table-cell>
          <table:table-cell office:value-type="float" office:value="2.61221671104431" calcext:value-type="float">
            <text:p>2.61221671104431</text:p>
          </table:table-cell>
          <table:table-cell office:value-type="float" office:value="0.132544800639153" calcext:value-type="float">
            <text:p>0.132544800639153</text:p>
          </table:table-cell>
          <table:table-cell office:value-type="float" office:value="2.47967191040516" calcext:value-type="float">
            <text:p>2.47967191040516</text:p>
          </table:table-cell>
          <table:table-cell office:value-type="float" office:value="0.651290744543076" calcext:value-type="float">
            <text:p>0.651290744543076</text:p>
          </table:table-cell>
          <table:table-cell office:value-type="float" office:value="0.734826009696064" calcext:value-type="float">
            <text:p>0.734826009696064</text:p>
          </table:table-cell>
          <table:table-cell office:value-type="float" office:value="0.277638876438141" calcext:value-type="float">
            <text:p>0.277638876438141</text:p>
          </table:table-cell>
          <table:table-cell office:value-type="float" office:value="1.02494261264801" calcext:value-type="float">
            <text:p>1.02494261264801</text:p>
          </table:table-cell>
          <table:table-cell office:value-type="float" office:value="0.747303736209869" calcext:value-type="float">
            <text:p>0.747303736209869</text:p>
          </table:table-cell>
        </table:table-row>
        <table:table-row table:style-name="ro1">
          <table:table-cell office:value-type="string" calcext:value-type="string">
            <text:p>x_plus_3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3:53</text:p>
          </table:table-cell>
          <table:table-cell office:value-type="float" office:value="-0.0020544" calcext:value-type="float">
            <text:p>-0.0020544</text:p>
          </table:table-cell>
          <table:table-cell office:value-type="float" office:value="0.4081306" calcext:value-type="float">
            <text:p>0.4081306</text:p>
          </table:table-cell>
          <table:table-cell office:value-type="float" office:value="0.4060763" calcext:value-type="float">
            <text:p>0.4060763</text:p>
          </table:table-cell>
          <table:table-cell office:value-type="float" office:value="0.4825369" calcext:value-type="float">
            <text:p>0.4825369</text:p>
          </table:table-cell>
          <table:table-cell office:value-type="float" office:value="0.1375275" calcext:value-type="float">
            <text:p>0.1375275</text:p>
          </table:table-cell>
          <table:table-cell office:value-type="float" office:value="8" calcext:value-type="float">
            <text:p>8</text:p>
          </table:table-cell>
          <table:table-cell office:value-type="float" office:value="1.98860657215118" calcext:value-type="float">
            <text:p>1.98860657215118</text:p>
          </table:table-cell>
          <table:table-cell office:value-type="float" office:value="0.0221400000154972" calcext:value-type="float">
            <text:p>0.0221400000154972</text:p>
          </table:table-cell>
          <table:table-cell office:value-type="float" office:value="1.96646657213569" calcext:value-type="float">
            <text:p>1.96646657213569</text:p>
          </table:table-cell>
          <table:table-cell office:value-type="float" office:value="0.566994728520513" calcext:value-type="float">
            <text:p>0.566994728520513</text:p>
          </table:table-cell>
          <table:table-cell office:value-type="float" office:value="0.592360050416048" calcext:value-type="float">
            <text:p>0.592360050416048</text:p>
          </table:table-cell>
          <table:table-cell office:value-type="float" office:value="0.208922878652811" calcext:value-type="float">
            <text:p>0.208922878652811</text:p>
          </table:table-cell>
          <table:table-cell office:value-type="float" office:value="0.925066578388214" calcext:value-type="float">
            <text:p>0.925066578388214</text:p>
          </table:table-cell>
          <table:table-cell office:value-type="float" office:value="0.716143699735403" calcext:value-type="float">
            <text:p>0.716143699735403</text:p>
          </table:table-cell>
        </table:table-row>
        <table:table-row table:style-name="ro1">
          <table:table-cell office:value-type="string" calcext:value-type="string">
            <text:p>x_plus_4</text:p>
          </table:table-cell>
          <table:table-cell office:value-type="float" office:value="0.004" calcext:value-type="float">
            <text:p>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4:06</text:p>
          </table:table-cell>
          <table:table-cell office:value-type="float" office:value="-0.0021066" calcext:value-type="float">
            <text:p>-0.0021066</text:p>
          </table:table-cell>
          <table:table-cell office:value-type="float" office:value="0.4090883" calcext:value-type="float">
            <text:p>0.4090883</text:p>
          </table:table-cell>
          <table:table-cell office:value-type="float" office:value="0.4070816" calcext:value-type="float">
            <text:p>0.4070816</text:p>
          </table:table-cell>
          <table:table-cell office:value-type="float" office:value="0.4825068" calcext:value-type="float">
            <text:p>0.4825068</text:p>
          </table:table-cell>
          <table:table-cell office:value-type="float" office:value="0.1341658" calcext:value-type="float">
            <text:p>0.1341658</text:p>
          </table:table-cell>
          <table:table-cell office:value-type="float" office:value="8" calcext:value-type="float">
            <text:p>8</text:p>
          </table:table-cell>
          <table:table-cell office:value-type="float" office:value="1.11161661148071" calcext:value-type="float">
            <text:p>1.11161661148071</text:p>
          </table:table-cell>
          <table:table-cell office:value-type="float" office:value="-0.0254200007766485" calcext:value-type="float">
            <text:p>-0.0254200007766485</text:p>
          </table:table-cell>
          <table:table-cell office:value-type="float" office:value="1.13703661225736" calcext:value-type="float">
            <text:p>1.13703661225736</text:p>
          </table:table-cell>
          <table:table-cell office:value-type="float" office:value="0.433211739547551" calcext:value-type="float">
            <text:p>0.433211739547551</text:p>
          </table:table-cell>
          <table:table-cell office:value-type="float" office:value="0.378992183027407" calcext:value-type="float">
            <text:p>0.378992183027407</text:p>
          </table:table-cell>
          <table:table-cell office:value-type="float" office:value="0.16037887968123" calcext:value-type="float">
            <text:p>0.16037887968123</text:p>
          </table:table-cell>
          <table:table-cell office:value-type="float" office:value="0.706044599413872" calcext:value-type="float">
            <text:p>0.706044599413872</text:p>
          </table:table-cell>
          <table:table-cell office:value-type="float" office:value="0.545665719732642" calcext:value-type="float">
            <text:p>0.545665719732642</text:p>
          </table:table-cell>
        </table:table-row>
        <table:table-row table:style-name="ro1">
          <table:table-cell office:value-type="string" calcext:value-type="string">
            <text:p>x_plus_5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4:19</text:p>
          </table:table-cell>
          <table:table-cell office:value-type="float" office:value="-0.0021311" calcext:value-type="float">
            <text:p>-0.0021311</text:p>
          </table:table-cell>
          <table:table-cell office:value-type="float" office:value="0.4101031" calcext:value-type="float">
            <text:p>0.4101031</text:p>
          </table:table-cell>
          <table:table-cell office:value-type="float" office:value="0.408092" calcext:value-type="float">
            <text:p>0.408092</text:p>
          </table:table-cell>
          <table:table-cell office:value-type="float" office:value="0.4825076" calcext:value-type="float">
            <text:p>0.4825076</text:p>
          </table:table-cell>
          <table:table-cell office:value-type="float" office:value="0.1309891" calcext:value-type="float">
            <text:p>0.1309891</text:p>
          </table:table-cell>
          <table:table-cell office:value-type="float" office:value="7" calcext:value-type="float">
            <text:p>7</text:p>
          </table:table-cell>
          <table:table-cell office:value-type="float" office:value="1.08250665664673" calcext:value-type="float">
            <text:p>1.08250665664673</text:p>
          </table:table-cell>
          <table:table-cell office:value-type="float" office:value="-0.0471500009298325" calcext:value-type="float">
            <text:p>-0.0471500009298325</text:p>
          </table:table-cell>
          <table:table-cell office:value-type="float" office:value="1.12965665757656" calcext:value-type="float">
            <text:p>1.12965665757656</text:p>
          </table:table-cell>
          <table:table-cell office:value-type="float" office:value="0.359370743855834" calcext:value-type="float">
            <text:p>0.359370743855834</text:p>
          </table:table-cell>
          <table:table-cell office:value-type="float" office:value="0.39963581590069" calcext:value-type="float">
            <text:p>0.39963581590069</text:p>
          </table:table-cell>
          <table:table-cell office:value-type="float" office:value="0.125774880498648" calcext:value-type="float">
            <text:p>0.125774880498648</text:p>
          </table:table-cell>
          <table:table-cell office:value-type="float" office:value="0.59296660721302" calcext:value-type="float">
            <text:p>0.59296660721302</text:p>
          </table:table-cell>
          <table:table-cell office:value-type="float" office:value="0.467191726714373" calcext:value-type="float">
            <text:p>0.467191726714373</text:p>
          </table:table-cell>
        </table:table-row>
        <table:table-row table:style-name="ro1">
          <table:table-cell office:value-type="string" calcext:value-type="string">
            <text:p>x_plus_6</text:p>
          </table:table-cell>
          <table:table-cell office:value-type="float" office:value="0.006" calcext:value-type="float">
            <text:p>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4:31</text:p>
          </table:table-cell>
          <table:table-cell office:value-type="float" office:value="-0.0020291" calcext:value-type="float">
            <text:p>-0.0020291</text:p>
          </table:table-cell>
          <table:table-cell office:value-type="float" office:value="0.411137" calcext:value-type="float">
            <text:p>0.411137</text:p>
          </table:table-cell>
          <table:table-cell office:value-type="float" office:value="0.4091078" calcext:value-type="float">
            <text:p>0.4091078</text:p>
          </table:table-cell>
          <table:table-cell office:value-type="float" office:value="0.4825911" calcext:value-type="float">
            <text:p>0.4825911</text:p>
          </table:table-cell>
          <table:table-cell office:value-type="float" office:value="0.1294983" calcext:value-type="float">
            <text:p>0.1294983</text:p>
          </table:table-cell>
          <table:table-cell office:value-type="float" office:value="6" calcext:value-type="float">
            <text:p>6</text:p>
          </table:table-cell>
          <table:table-cell office:value-type="float" office:value="0.989846587181091" calcext:value-type="float">
            <text:p>0.989846587181091</text:p>
          </table:table-cell>
          <table:table-cell office:value-type="float" office:value="-0.0487900003790855" calcext:value-type="float">
            <text:p>-0.0487900003790855</text:p>
          </table:table-cell>
          <table:table-cell office:value-type="float" office:value="1.03863658756018" calcext:value-type="float">
            <text:p>1.03863658756018</text:p>
          </table:table-cell>
          <table:table-cell office:value-type="float" office:value="0.314024740085006" calcext:value-type="float">
            <text:p>0.314024740085006</text:p>
          </table:table-cell>
          <table:table-cell office:value-type="float" office:value="0.393328117566985" calcext:value-type="float">
            <text:p>0.393328117566985</text:p>
          </table:table-cell>
          <table:table-cell office:value-type="float" office:value="0.109702880680561" calcext:value-type="float">
            <text:p>0.109702880680561</text:p>
          </table:table-cell>
          <table:table-cell office:value-type="float" office:value="0.51834659948945" calcext:value-type="float">
            <text:p>0.51834659948945</text:p>
          </table:table-cell>
          <table:table-cell office:value-type="float" office:value="0.408643718808889" calcext:value-type="float">
            <text:p>0.408643718808889</text:p>
          </table:table-cell>
        </table:table-row>
        <table:table-row table:style-name="ro1">
          <table:table-cell office:value-type="string" calcext:value-type="string">
            <text:p>x_plus_7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4:44</text:p>
          </table:table-cell>
          <table:table-cell office:value-type="float" office:value="-0.0022073" calcext:value-type="float">
            <text:p>-0.0022073</text:p>
          </table:table-cell>
          <table:table-cell office:value-type="float" office:value="0.4120881" calcext:value-type="float">
            <text:p>0.4120881</text:p>
          </table:table-cell>
          <table:table-cell office:value-type="float" office:value="0.4098808" calcext:value-type="float">
            <text:p>0.4098808</text:p>
          </table:table-cell>
          <table:table-cell office:value-type="float" office:value="0.4825261" calcext:value-type="float">
            <text:p>0.4825261</text:p>
          </table:table-cell>
          <table:table-cell office:value-type="float" office:value="0.1285447" calcext:value-type="float">
            <text:p>0.1285447</text:p>
          </table:table-cell>
          <table:table-cell office:value-type="float" office:value="5" calcext:value-type="float">
            <text:p>5</text:p>
          </table:table-cell>
          <table:table-cell office:value-type="float" office:value="1.05667662620544" calcext:value-type="float">
            <text:p>1.05667662620544</text:p>
          </table:table-cell>
          <table:table-cell office:value-type="float" office:value="-0.0814834013581276" calcext:value-type="float">
            <text:p>-0.0814834013581276</text:p>
          </table:table-cell>
          <table:table-cell office:value-type="float" office:value="1.13816002756357" calcext:value-type="float">
            <text:p>1.13816002756357</text:p>
          </table:table-cell>
          <table:table-cell office:value-type="float" office:value="0.270892742834985" calcext:value-type="float">
            <text:p>0.270892742834985</text:p>
          </table:table-cell>
          <table:table-cell office:value-type="float" office:value="0.376895618847108" calcext:value-type="float">
            <text:p>0.376895618847108</text:p>
          </table:table-cell>
          <table:table-cell office:value-type="float" office:value="0.0940408788621426" calcext:value-type="float">
            <text:p>0.0940408788621426</text:p>
          </table:table-cell>
          <table:table-cell office:value-type="float" office:value="0.447744606807828" calcext:value-type="float">
            <text:p>0.447744606807828</text:p>
          </table:table-cell>
          <table:table-cell office:value-type="float" office:value="0.353703727945685" calcext:value-type="float">
            <text:p>0.353703727945685</text:p>
          </table:table-cell>
        </table:table-row>
        <table:table-row table:style-name="ro1">
          <table:table-cell office:value-type="string" calcext:value-type="string">
            <text:p>x_plus_8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4:56</text:p>
          </table:table-cell>
          <table:table-cell office:value-type="float" office:value="-0.002139" calcext:value-type="float">
            <text:p>-0.002139</text:p>
          </table:table-cell>
          <table:table-cell office:value-type="float" office:value="0.4130971" calcext:value-type="float">
            <text:p>0.4130971</text:p>
          </table:table-cell>
          <table:table-cell office:value-type="float" office:value="0.4109581" calcext:value-type="float">
            <text:p>0.4109581</text:p>
          </table:table-cell>
          <table:table-cell office:value-type="float" office:value="0.4825055" calcext:value-type="float">
            <text:p>0.4825055</text:p>
          </table:table-cell>
          <table:table-cell office:value-type="float" office:value="0.1273337" calcext:value-type="float">
            <text:p>0.1273337</text:p>
          </table:table-cell>
          <table:table-cell office:value-type="float" office:value="5" calcext:value-type="float">
            <text:p>5</text:p>
          </table:table-cell>
          <table:table-cell office:value-type="float" office:value="1.04560661315918" calcext:value-type="float">
            <text:p>1.04560661315918</text:p>
          </table:table-cell>
          <table:table-cell office:value-type="float" office:value="-0.0859934017062187" calcext:value-type="float">
            <text:p>-0.0859934017062187</text:p>
          </table:table-cell>
          <table:table-cell office:value-type="float" office:value="1.1316000148654" calcext:value-type="float">
            <text:p>1.1316000148654</text:p>
          </table:table-cell>
          <table:table-cell office:value-type="float" office:value="0.209515742887743" calcext:value-type="float">
            <text:p>0.209515742887743</text:p>
          </table:table-cell>
          <table:table-cell office:value-type="float" office:value="0.346372213393868" calcext:value-type="float">
            <text:p>0.346372213393868</text:p>
          </table:table-cell>
          <table:table-cell office:value-type="float" office:value="0.0746068798005581" calcext:value-type="float">
            <text:p>0.0746068798005581</text:p>
          </table:table-cell>
          <table:table-cell office:value-type="float" office:value="0.344424605974927" calcext:value-type="float">
            <text:p>0.344424605974927</text:p>
          </table:table-cell>
          <table:table-cell office:value-type="float" office:value="0.269817726174369" calcext:value-type="float">
            <text:p>0.269817726174369</text:p>
          </table:table-cell>
        </table:table-row>
        <table:table-row table:style-name="ro1">
          <table:table-cell office:value-type="string" calcext:value-type="string">
            <text:p>x_minus_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5:09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4040936" calcext:value-type="float">
            <text:p>0.4040936</text:p>
          </table:table-cell>
          <table:table-cell office:value-type="float" office:value="0.4042646" calcext:value-type="float">
            <text:p>0.4042646</text:p>
          </table:table-cell>
          <table:table-cell office:value-type="float" office:value="0.4825087" calcext:value-type="float">
            <text:p>0.4825087</text:p>
          </table:table-cell>
          <table:table-cell office:value-type="float" office:value="0.1362044" calcext:value-type="float">
            <text:p>0.1362044</text:p>
          </table:table-cell>
          <table:table-cell office:value-type="float" office:value="10" calcext:value-type="float">
            <text:p>10</text:p>
          </table:table-cell>
          <table:table-cell office:value-type="float" office:value="0.82462477684021" calcext:value-type="float">
            <text:p>0.82462477684021</text:p>
          </table:table-cell>
          <table:table-cell office:value-type="float" office:value="0.208279997110367" calcext:value-type="float">
            <text:p>0.208279997110367</text:p>
          </table:table-cell>
          <table:table-cell office:value-type="float" office:value="0.616344779729843" calcext:value-type="float">
            <text:p>0.616344779729843</text:p>
          </table:table-cell>
          <table:table-cell office:value-type="float" office:value="0.507995736598968" calcext:value-type="float">
            <text:p>0.507995736598968</text:p>
          </table:table-cell>
          <table:table-cell office:value-type="float" office:value="0.186392748355333" calcext:value-type="float">
            <text:p>0.186392748355333</text:p>
          </table:table-cell>
          <table:table-cell office:value-type="float" office:value="0.536020874977112" calcext:value-type="float">
            <text:p>0.536020874977112</text:p>
          </table:table-cell>
          <table:table-cell office:value-type="float" office:value="0.479970598220825" calcext:value-type="float">
            <text:p>0.479970598220825</text:p>
          </table:table-cell>
          <table:table-cell office:value-type="float" office:value="0.0560502767562866" calcext:value-type="float">
            <text:p>0.0560502767562866</text:p>
          </table:table-cell>
        </table:table-row>
        <table:table-row table:style-name="ro1">
          <table:table-cell office:value-type="string" calcext:value-type="string">
            <text:p>x_minus_2</text:p>
          </table:table-cell>
          <table:table-cell office:value-type="float" office:value="-0.002" calcext:value-type="float">
            <text:p>-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5:21</text:p>
          </table:table-cell>
          <table:table-cell office:value-type="float" office:value="0.000923" calcext:value-type="float">
            <text:p>0.000923</text:p>
          </table:table-cell>
          <table:table-cell office:value-type="float" office:value="0.4030996" calcext:value-type="float">
            <text:p>0.4030996</text:p>
          </table:table-cell>
          <table:table-cell office:value-type="float" office:value="0.4040226" calcext:value-type="float">
            <text:p>0.4040226</text:p>
          </table:table-cell>
          <table:table-cell office:value-type="float" office:value="0.4825074" calcext:value-type="float">
            <text:p>0.4825074</text:p>
          </table:table-cell>
          <table:table-cell office:value-type="float" office:value="0.136205" calcext:value-type="float">
            <text:p>0.136205</text:p>
          </table:table-cell>
          <table:table-cell office:value-type="float" office:value="10" calcext:value-type="float">
            <text:p>10</text:p>
          </table:table-cell>
          <table:table-cell office:value-type="float" office:value="1.00297474861145" calcext:value-type="float">
            <text:p>1.00297474861145</text:p>
          </table:table-cell>
          <table:table-cell office:value-type="float" office:value="0.159899994730949" calcext:value-type="float">
            <text:p>0.159899994730949</text:p>
          </table:table-cell>
          <table:table-cell office:value-type="float" office:value="0.843074753880501" calcext:value-type="float">
            <text:p>0.843074753880501</text:p>
          </table:table-cell>
          <table:table-cell office:value-type="float" office:value="0.502132733166218" calcext:value-type="float">
            <text:p>0.502132733166218</text:p>
          </table:table-cell>
          <table:table-cell office:value-type="float" office:value="0.267958237838771" calcext:value-type="float">
            <text:p>0.267958237838771</text:p>
          </table:table-cell>
          <table:table-cell office:value-type="float" office:value="0.651640868186951" calcext:value-type="float">
            <text:p>0.651640868186951</text:p>
          </table:table-cell>
          <table:table-cell office:value-type="float" office:value="0.352624598145485" calcext:value-type="float">
            <text:p>0.352624598145485</text:p>
          </table:table-cell>
          <table:table-cell office:value-type="float" office:value="0.299016270041466" calcext:value-type="float">
            <text:p>0.299016270041466</text:p>
          </table:table-cell>
        </table:table-row>
        <table:table-row table:style-name="ro1">
          <table:table-cell office:value-type="string" calcext:value-type="string">
            <text:p>x_minus_3</text:p>
          </table:table-cell>
          <table:table-cell office:value-type="float" office:value="-0.003" calcext:value-type="float">
            <text:p>-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5:34</text:p>
          </table:table-cell>
          <table:table-cell office:value-type="float" office:value="0.0015125" calcext:value-type="float">
            <text:p>0.0015125</text:p>
          </table:table-cell>
          <table:table-cell office:value-type="float" office:value="0.402108" calcext:value-type="float">
            <text:p>0.402108</text:p>
          </table:table-cell>
          <table:table-cell office:value-type="float" office:value="0.4036205" calcext:value-type="float">
            <text:p>0.4036205</text:p>
          </table:table-cell>
          <table:table-cell office:value-type="float" office:value="0.4825192" calcext:value-type="float">
            <text:p>0.4825192</text:p>
          </table:table-cell>
          <table:table-cell office:value-type="float" office:value="0.1368796" calcext:value-type="float">
            <text:p>0.1368796</text:p>
          </table:table-cell>
          <table:table-cell office:value-type="float" office:value="10" calcext:value-type="float">
            <text:p>10</text:p>
          </table:table-cell>
          <table:table-cell office:value-type="float" office:value="1.24353003501892" calcext:value-type="float">
            <text:p>1.24353003501892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1.12053003162146" calcext:value-type="float">
            <text:p>1.12053003162146</text:p>
          </table:table-cell>
          <table:table-cell office:value-type="float" office:value="0.515826741605997" calcext:value-type="float">
            <text:p>0.515826741605997</text:p>
          </table:table-cell>
          <table:table-cell office:value-type="float" office:value="0.383357080897682" calcext:value-type="float">
            <text:p>0.383357080897682</text:p>
          </table:table-cell>
          <table:table-cell office:value-type="float" office:value="0.767506891489029" calcext:value-type="float">
            <text:p>0.767506891489029</text:p>
          </table:table-cell>
          <table:table-cell office:value-type="float" office:value="0.264146591722965" calcext:value-type="float">
            <text:p>0.264146591722965</text:p>
          </table:table-cell>
          <table:table-cell office:value-type="float" office:value="0.503360299766064" calcext:value-type="float">
            <text:p>0.503360299766064</text:p>
          </table:table-cell>
        </table:table-row>
        <table:table-row table:style-name="ro1">
          <table:table-cell office:value-type="string" calcext:value-type="string">
            <text:p>x_minus_4</text:p>
          </table:table-cell>
          <table:table-cell office:value-type="float" office:value="-0.004" calcext:value-type="float">
            <text:p>-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5:47</text:p>
          </table:table-cell>
          <table:table-cell office:value-type="float" office:value="0.0020346" calcext:value-type="float">
            <text:p>0.0020346</text:p>
          </table:table-cell>
          <table:table-cell office:value-type="float" office:value="0.4011021" calcext:value-type="float">
            <text:p>0.4011021</text:p>
          </table:table-cell>
          <table:table-cell office:value-type="float" office:value="0.4031367" calcext:value-type="float">
            <text:p>0.4031367</text:p>
          </table:table-cell>
          <table:table-cell office:value-type="float" office:value="0.4825136" calcext:value-type="float">
            <text:p>0.4825136</text:p>
          </table:table-cell>
          <table:table-cell office:value-type="float" office:value="0.1379645" calcext:value-type="float">
            <text:p>0.1379645</text:p>
          </table:table-cell>
          <table:table-cell office:value-type="float" office:value="9" calcext:value-type="float">
            <text:p>9</text:p>
          </table:table-cell>
          <table:table-cell office:value-type="float" office:value="1.863450050354" calcext:value-type="float">
            <text:p>1.863450050354</text:p>
          </table:table-cell>
          <table:table-cell office:value-type="float" office:value="0.0746200010180473" calcext:value-type="float">
            <text:p>0.0746200010180473</text:p>
          </table:table-cell>
          <table:table-cell office:value-type="float" office:value="1.78883004933596" calcext:value-type="float">
            <text:p>1.78883004933596</text:p>
          </table:table-cell>
          <table:table-cell office:value-type="float" office:value="0.54797073379159" calcext:value-type="float">
            <text:p>0.54797073379159</text:p>
          </table:table-cell>
          <table:table-cell office:value-type="float" office:value="0.558781724981349" calcext:value-type="float">
            <text:p>0.558781724981349</text:p>
          </table:table-cell>
          <table:table-cell office:value-type="float" office:value="0.89526287317276" calcext:value-type="float">
            <text:p>0.89526287317276</text:p>
          </table:table-cell>
          <table:table-cell office:value-type="float" office:value="0.200678594410419" calcext:value-type="float">
            <text:p>0.200678594410419</text:p>
          </table:table-cell>
          <table:table-cell office:value-type="float" office:value="0.69458427876234" calcext:value-type="float">
            <text:p>0.69458427876234</text:p>
          </table:table-cell>
        </table:table-row>
        <table:table-row table:style-name="ro1">
          <table:table-cell office:value-type="string" calcext:value-type="string">
            <text:p>x_minus_5</text:p>
          </table:table-cell>
          <table:table-cell office:value-type="float" office:value="-0.005" calcext:value-type="float">
            <text:p>-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5:59</text:p>
          </table:table-cell>
          <table:table-cell office:value-type="float" office:value="0.0022561" calcext:value-type="float">
            <text:p>0.0022561</text:p>
          </table:table-cell>
          <table:table-cell office:value-type="float" office:value="0.4000987" calcext:value-type="float">
            <text:p>0.4000987</text:p>
          </table:table-cell>
          <table:table-cell office:value-type="float" office:value="0.4023548" calcext:value-type="float">
            <text:p>0.4023548</text:p>
          </table:table-cell>
          <table:table-cell office:value-type="float" office:value="0.4825073" calcext:value-type="float">
            <text:p>0.4825073</text:p>
          </table:table-cell>
          <table:table-cell office:value-type="float" office:value="0.138358" calcext:value-type="float">
            <text:p>0.138358</text:p>
          </table:table-cell>
          <table:table-cell office:value-type="float" office:value="9" calcext:value-type="float">
            <text:p>9</text:p>
          </table:table-cell>
          <table:table-cell office:value-type="float" office:value="1.35218000411987" calcext:value-type="float">
            <text:p>1.35218000411987</text:p>
          </table:table-cell>
          <table:table-cell office:value-type="float" office:value="-0.0281834006309509" calcext:value-type="float">
            <text:p>-0.0281834006309509</text:p>
          </table:table-cell>
          <table:table-cell office:value-type="float" office:value="1.38036340475082" calcext:value-type="float">
            <text:p>1.38036340475082</text:p>
          </table:table-cell>
          <table:table-cell office:value-type="float" office:value="0.441370737459511" calcext:value-type="float">
            <text:p>0.441370737459511</text:p>
          </table:table-cell>
          <table:table-cell office:value-type="float" office:value="0.448921374834377" calcext:value-type="float">
            <text:p>0.448921374834377</text:p>
          </table:table-cell>
          <table:table-cell office:value-type="float" office:value="0.751762878894806" calcext:value-type="float">
            <text:p>0.751762878894806</text:p>
          </table:table-cell>
          <table:table-cell office:value-type="float" office:value="0.130978596024215" calcext:value-type="float">
            <text:p>0.130978596024215</text:p>
          </table:table-cell>
          <table:table-cell office:value-type="float" office:value="0.620784282870591" calcext:value-type="float">
            <text:p>0.620784282870591</text:p>
          </table:table-cell>
        </table:table-row>
        <table:table-row table:style-name="ro1">
          <table:table-cell office:value-type="string" calcext:value-type="string">
            <text:p>x_minus_6</text:p>
          </table:table-cell>
          <table:table-cell office:value-type="float" office:value="-0.006" calcext:value-type="float">
            <text:p>-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6:11</text:p>
          </table:table-cell>
          <table:table-cell office:value-type="float" office:value="0.0022353" calcext:value-type="float">
            <text:p>0.0022353</text:p>
          </table:table-cell>
          <table:table-cell office:value-type="float" office:value="0.3990989" calcext:value-type="float">
            <text:p>0.3990989</text:p>
          </table:table-cell>
          <table:table-cell office:value-type="float" office:value="0.4013342" calcext:value-type="float">
            <text:p>0.4013342</text:p>
          </table:table-cell>
          <table:table-cell office:value-type="float" office:value="0.4825085" calcext:value-type="float">
            <text:p>0.4825085</text:p>
          </table:table-cell>
          <table:table-cell office:value-type="float" office:value="0.1349621" calcext:value-type="float">
            <text:p>0.1349621</text:p>
          </table:table-cell>
          <table:table-cell office:value-type="float" office:value="8" calcext:value-type="float">
            <text:p>8</text:p>
          </table:table-cell>
          <table:table-cell office:value-type="float" office:value="0.792530000209808" calcext:value-type="float">
            <text:p>0.792530000209808</text:p>
          </table:table-cell>
          <table:table-cell office:value-type="float" office:value="-0.0851733982563019" calcext:value-type="float">
            <text:p>-0.0851733982563019</text:p>
          </table:table-cell>
          <table:table-cell office:value-type="float" office:value="0.87770339846611" calcext:value-type="float">
            <text:p>0.87770339846611</text:p>
          </table:table-cell>
          <table:table-cell office:value-type="float" office:value="0.292581735551357" calcext:value-type="float">
            <text:p>0.292581735551357</text:p>
          </table:table-cell>
          <table:table-cell office:value-type="float" office:value="0.297669032492163" calcext:value-type="float">
            <text:p>0.297669032492163</text:p>
          </table:table-cell>
          <table:table-cell office:value-type="float" office:value="0.498792871832848" calcext:value-type="float">
            <text:p>0.498792871832848</text:p>
          </table:table-cell>
          <table:table-cell office:value-type="float" office:value="0.0863705992698669" calcext:value-type="float">
            <text:p>0.0863705992698669</text:p>
          </table:table-cell>
          <table:table-cell office:value-type="float" office:value="0.412422272562981" calcext:value-type="float">
            <text:p>0.412422272562981</text:p>
          </table:table-cell>
        </table:table-row>
        <table:table-row table:style-name="ro1">
          <table:table-cell office:value-type="string" calcext:value-type="string">
            <text:p>x_minus_7</text:p>
          </table:table-cell>
          <table:table-cell office:value-type="float" office:value="-0.007" calcext:value-type="float">
            <text:p>-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6:24</text:p>
          </table:table-cell>
          <table:table-cell office:value-type="float" office:value="0.0019047" calcext:value-type="float">
            <text:p>0.0019047</text:p>
          </table:table-cell>
          <table:table-cell office:value-type="float" office:value="0.3980955" calcext:value-type="float">
            <text:p>0.3980955</text:p>
          </table:table-cell>
          <table:table-cell office:value-type="float" office:value="0.4000003" calcext:value-type="float">
            <text:p>0.4000003</text:p>
          </table:table-cell>
          <table:table-cell office:value-type="float" office:value="0.4825066" calcext:value-type="float">
            <text:p>0.4825066</text:p>
          </table:table-cell>
          <table:table-cell office:value-type="float" office:value="0.127721" calcext:value-type="float">
            <text:p>0.127721</text:p>
          </table:table-cell>
          <table:table-cell office:value-type="float" office:value="5" calcext:value-type="float">
            <text:p>5</text:p>
          </table:table-cell>
          <table:table-cell office:value-type="float" office:value="0.839269995689392" calcext:value-type="float">
            <text:p>0.839269995689392</text:p>
          </table:table-cell>
          <table:table-cell office:value-type="float" office:value="-0.107723399996758" calcext:value-type="float">
            <text:p>-0.107723399996758</text:p>
          </table:table-cell>
          <table:table-cell office:value-type="float" office:value="0.94699339568615" calcext:value-type="float">
            <text:p>0.94699339568615</text:p>
          </table:table-cell>
          <table:table-cell office:value-type="float" office:value="0.191516740806401" calcext:value-type="float">
            <text:p>0.191516740806401</text:p>
          </table:table-cell>
          <table:table-cell office:value-type="float" office:value="0.277874935798962" calcext:value-type="float">
            <text:p>0.277874935798962</text:p>
          </table:table-cell>
          <table:table-cell office:value-type="float" office:value="0.330856883898377" calcext:value-type="float">
            <text:p>0.330856883898377</text:p>
          </table:table-cell>
          <table:table-cell office:value-type="float" office:value="0.0521765977144241" calcext:value-type="float">
            <text:p>0.0521765977144241</text:p>
          </table:table-cell>
          <table:table-cell office:value-type="float" office:value="0.278680286183953" calcext:value-type="float">
            <text:p>0.278680286183953</text:p>
          </table:table-cell>
        </table:table-row>
        <table:table-row table:style-name="ro1">
          <table:table-cell office:value-type="string" calcext:value-type="string">
            <text:p>x_minus_8</text:p>
          </table:table-cell>
          <table:table-cell office:value-type="float" office:value="-0.008" calcext:value-type="float">
            <text:p>-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6:36</text:p>
          </table:table-cell>
          <table:table-cell office:value-type="float" office:value="0.0019339" calcext:value-type="float">
            <text:p>0.0019339</text:p>
          </table:table-cell>
          <table:table-cell office:value-type="float" office:value="0.397097" calcext:value-type="float">
            <text:p>0.397097</text:p>
          </table:table-cell>
          <table:table-cell office:value-type="float" office:value="0.3990309" calcext:value-type="float">
            <text:p>0.3990309</text:p>
          </table:table-cell>
          <table:table-cell office:value-type="float" office:value="0.4825074" calcext:value-type="float">
            <text:p>0.4825074</text:p>
          </table:table-cell>
          <table:table-cell office:value-type="float" office:value="0.1270003" calcext:value-type="float">
            <text:p>0.1270003</text:p>
          </table:table-cell>
          <table:table-cell office:value-type="float" office:value="4" calcext:value-type="float">
            <text:p>4</text:p>
          </table:table-cell>
          <table:table-cell office:value-type="float" office:value="0.613359987735748" calcext:value-type="float">
            <text:p>0.613359987735748</text:p>
          </table:table-cell>
          <table:table-cell office:value-type="float" office:value="-0.111003398895264" calcext:value-type="float">
            <text:p>-0.111003398895264</text:p>
          </table:table-cell>
          <table:table-cell office:value-type="float" office:value="0.724363386631012" calcext:value-type="float">
            <text:p>0.724363386631012</text:p>
          </table:table-cell>
          <table:table-cell office:value-type="float" office:value="0.126326738297939" calcext:value-type="float">
            <text:p>0.126326738297939</text:p>
          </table:table-cell>
          <table:table-cell office:value-type="float" office:value="0.206640715411157" calcext:value-type="float">
            <text:p>0.206640715411157</text:p>
          </table:table-cell>
          <table:table-cell office:value-type="float" office:value="0.212858877331018" calcext:value-type="float">
            <text:p>0.212858877331018</text:p>
          </table:table-cell>
          <table:table-cell office:value-type="float" office:value="0.0397945992648602" calcext:value-type="float">
            <text:p>0.0397945992648602</text:p>
          </table:table-cell>
          <table:table-cell office:value-type="float" office:value="0.173064278066158" calcext:value-type="float">
            <text:p>0.1730642780661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9-15T18:19:45.892253419</dc:date>
    <meta:editing-duration>PT26S</meta:editing-duration>
    <meta:editing-cycles>2</meta:editing-cycles>
    <meta:document-statistic meta:table-count="1" meta:cell-count="396" meta:object-count="0"/>
  </office:meta>
</office:document-meta>
</file>